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17181206" calcext:value-type="float">
            <text:p>1,217181206</text:p>
          </table:table-cell>
          <table:table-cell office:value-type="float" office:value="0.5617396832" calcext:value-type="float">
            <text:p>0,5617396832</text:p>
          </table:table-cell>
          <table:table-cell office:value-type="float" office:value="0.001818591729" calcext:value-type="float">
            <text:p>0,0018185917</text:p>
          </table:table-cell>
          <table:table-cell office:value-type="float" office:value="0.0001202374697" calcext:value-type="float">
            <text:p>0,00012023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15" calcext:value-type="float">
            <text:p>68415</text:p>
          </table:table-cell>
          <table:table-cell office:value-type="float" office:value="1.308040977" calcext:value-type="float">
            <text:p>1,308040977</text:p>
          </table:table-cell>
          <table:table-cell office:value-type="float" office:value="0.5413144231" calcext:value-type="float">
            <text:p>0,5413144231</text:p>
          </table:table-cell>
          <table:table-cell office:value-type="float" office:value="0.001291410998" calcext:value-type="float">
            <text:p>0,001291411</text:p>
          </table:table-cell>
          <table:table-cell office:value-type="float" office:value="0.00007464803639" calcext:value-type="float">
            <text:p>0,0000746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90" calcext:value-type="float">
            <text:p>68890</text:p>
          </table:table-cell>
          <table:table-cell office:value-type="float" office:value="1.387628913" calcext:value-type="float">
            <text:p>1,387628913</text:p>
          </table:table-cell>
          <table:table-cell office:value-type="float" office:value="0.5807738304" calcext:value-type="float">
            <text:p>0,5807738304</text:p>
          </table:table-cell>
          <table:table-cell office:value-type="float" office:value="0.0009340390679" calcext:value-type="float">
            <text:p>0,0009340391</text:p>
          </table:table-cell>
          <table:table-cell office:value-type="float" office:value="0.00001482601692" calcext:value-type="float">
            <text:p>0,0000148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330" calcext:value-type="float">
            <text:p>69330</text:p>
          </table:table-cell>
          <table:table-cell office:value-type="float" office:value="1.289121985" calcext:value-type="float">
            <text:p>1,289121985</text:p>
          </table:table-cell>
          <table:table-cell office:value-type="float" office:value="0.5577101707" calcext:value-type="float">
            <text:p>0,5577101707</text:p>
          </table:table-cell>
          <table:table-cell office:value-type="float" office:value="0.0007660125848" calcext:value-type="float">
            <text:p>0,0007660126</text:p>
          </table:table-cell>
          <table:table-cell office:value-type="float" office:value="0.00001473101202" calcext:value-type="float">
            <text:p>0,0000147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33" calcext:value-type="float">
            <text:p>69633</text:p>
          </table:table-cell>
          <table:table-cell office:value-type="float" office:value="1.198963761" calcext:value-type="float">
            <text:p>1,198963761</text:p>
          </table:table-cell>
          <table:table-cell office:value-type="float" office:value="0.5915304422" calcext:value-type="float">
            <text:p>0,5915304422</text:p>
          </table:table-cell>
          <table:table-cell office:value-type="float" office:value="0.0002860202221" calcext:value-type="float">
            <text:p>0,0002860202</text:p>
          </table:table-cell>
          <table:table-cell office:value-type="float" office:value="0.000014667703" calcext:value-type="float">
            <text:p>1,466770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767" calcext:value-type="float">
            <text:p>69767</text:p>
          </table:table-cell>
          <table:table-cell office:value-type="float" office:value="1.157758951" calcext:value-type="float">
            <text:p>1,157758951</text:p>
          </table:table-cell>
          <table:table-cell office:value-type="float" office:value="0.597802043" calcext:value-type="float">
            <text:p>0,597802043</text:p>
          </table:table-cell>
          <table:table-cell office:value-type="float" office:value="0.0003659893409" calcext:value-type="float">
            <text:p>0,0003659893</text:p>
          </table:table-cell>
          <table:table-cell office:value-type="float" office:value="0.00001463957415" calcext:value-type="float">
            <text:p>1,46395741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926" calcext:value-type="float">
            <text:p>69926</text:p>
          </table:table-cell>
          <table:table-cell office:value-type="float" office:value="1.099996567" calcext:value-type="float">
            <text:p>1,099996567</text:p>
          </table:table-cell>
          <table:table-cell office:value-type="float" office:value="0.5996026993" calcext:value-type="float">
            <text:p>0,5996026993</text:p>
          </table:table-cell>
          <table:table-cell office:value-type="float" office:value="0.0002775160829" calcext:value-type="float">
            <text:p>0,0002775161</text:p>
          </table:table-cell>
          <table:table-cell office:value-type="float" office:value="0.000007303054645" calcext:value-type="float">
            <text:p>7,303054645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051" calcext:value-type="float">
            <text:p>70051</text:p>
          </table:table-cell>
          <table:table-cell office:value-type="float" office:value="1.339429259" calcext:value-type="float">
            <text:p>1,339429259</text:p>
          </table:table-cell>
          <table:table-cell office:value-type="float" office:value="0.5759479403" calcext:value-type="float">
            <text:p>0,5759479403</text:p>
          </table:table-cell>
          <table:table-cell office:value-type="float" office:value="0.0008091912605" calcext:value-type="float">
            <text:p>0,0008091913</text:p>
          </table:table-cell>
          <table:table-cell office:value-type="float" office:value="0.00002187003338" calcext:value-type="float">
            <text:p>0,0000218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383" calcext:value-type="float">
            <text:p>70383</text:p>
          </table:table-cell>
          <table:table-cell office:value-type="float" office:value="1.196343184" calcext:value-type="float">
            <text:p>1,196343184</text:p>
          </table:table-cell>
          <table:table-cell office:value-type="float" office:value="0.573497951" calcext:value-type="float">
            <text:p>0,573497951</text:p>
          </table:table-cell>
          <table:table-cell office:value-type="float" office:value="0.0004933864693" calcext:value-type="float">
            <text:p>0,0004933865</text:p>
          </table:table-cell>
          <table:table-cell office:value-type="float" office:value="0.000007255683158" calcext:value-type="float">
            <text:p>7,255683158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30" calcext:value-type="float">
            <text:p>70730</text:p>
          </table:table-cell>
          <table:table-cell office:value-type="float" office:value="1.052815676" calcext:value-type="float">
            <text:p>1,052815676</text:p>
          </table:table-cell>
          <table:table-cell office:value-type="float" office:value="0.5976541042" calcext:value-type="float">
            <text:p>0,5976541042</text:p>
          </table:table-cell>
          <table:table-cell office:value-type="float" office:value="0.0002094255906" calcext:value-type="float">
            <text:p>0,0002094256</text:p>
          </table:table-cell>
          <table:table-cell office:value-type="float" office:value="0.000007221572105" calcext:value-type="float">
            <text:p>7,22157210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247280479" calcext:value-type="float">
            <text:p>1,2247280479</text:p>
          </table:table-cell>
          <table:table-cell table:formula="of:=AVERAGE([.D2:.D11])" office:value-type="float" office:value="0.57775732874" calcext:value-type="float">
            <text:p>0,5777573287</text:p>
          </table:table-cell>
          <table:table-cell table:formula="of:=AVERAGE([.E2:.E11])" office:value-type="float" office:value="0.0007251583346" calcext:value-type="float">
            <text:p>0,0007251583</text:p>
          </table:table-cell>
          <table:table-cell table:formula="of:=AVERAGE([.F2:.F11])" office:value-type="float" office:value="0.0000297400155468" calcext:value-type="float">
            <text:p>0,00002974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7:41:30.591791336</dc:date>
    <meta:document-statistic meta:table-count="1" meta:cell-count="70" meta:object-count="0"/>
    <meta:generator>LibreOffice/4.1.4.2$Linux_X86_64 LibreOffice_project/410m0$Build-2</meta:generator>
  </office:meta>
</office:document-meta>
</file>